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TargetObject.getTargetObjectWrappedInSingleJdk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UltimateTargetObject.getUltimateTargetObjectWrappedInCglibProxyWrappedInJdk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TargetObject.getTargetObjectFo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TestUtilsTests.jdkProxy( Foo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tTargetObject.getTargetObjectWrappedInSingle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UltimateTargetObject.getUltimateTargetObjectWrappedInCglibProxyWrappedInDoubleJdk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UltimateTargetObject.getUltimateTargetObjectWrappedInDoubleJdk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TargetObject.getTargetObjectForNonProxie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UltimateTargetObject.getUltimateTargetObjectWrappedInSingle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UltimateTargetObject.getUltimateTargetObjectForNonProxie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TargetObject.getTargetObjectWrappedInDoubleJdk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UltimateTargetObject.getUltimateTargetObjectFo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pTestUtilsTests.cglibProxy( Foo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tUltimateTargetObject.getUltimateTargetObjectWrappedInSingleJdk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TargetObject.getTargetObjectWrappedInDouble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UltimateTargetObject.getUltimateTargetObjectWrappedInDouble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